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ookies in PHP</text:h>
      <text:p text:style-name="Text_20_body"><text:span text:style-name="Strong_20_Emphasis">Topic:</text:span> Setting, Getting, and Deleting Cookies</text:p>
      <text:p text:style-name="Horizontal_20_Line"/>
      <text:h text:style-name="Heading_20_2" text:outline-level="2">1️⃣ What are Cookies?</text:h>
      <text:p text:style-name="Text_20_body"><text:span text:style-name="Strong_20_Emphasis">Definition:</text:span></text:p>
      <text:p text:style-name="Quotations">A <text:span text:style-name="Strong_20_Emphasis">cookie</text:span> is a small text file that the server stores on a client’s browser. It is primarily used to save <text:span text:style-name="Strong_20_Emphasis">user-specific data</text:span> like preferences, login information, or shopping cart items. Cookies can be stored temporarily or permanently.</text:p>
      <text:p text:style-name="Text_20_body"><text:span text:style-name="Strong_20_Emphasis">Key Points:</text:span></text:p>
      <text:list xml:id="list843192107" text:style-name="L1">
        <text:list-item>
          <text:p text:style-name="P2">Stored <text:span text:style-name="Strong_20_Emphasis">client-side</text:span> (in the browser)</text:p>
        </text:list-item>
        <text:list-item>
          <text:p text:style-name="P2">Stores <text:span text:style-name="Strong_20_Emphasis">small data</text:span> (usually up to 4KB)</text:p>
        </text:list-item>
        <text:list-item>
          <text:p text:style-name="P2">Can be <text:span text:style-name="Strong_20_Emphasis">temporary</text:span> (session) or <text:span text:style-name="Strong_20_Emphasis">persistent</text:span> (long-term)</text:p>
        </text:list-item>
        <text:list-item>
          <text:p text:style-name="P2">Used for <text:span text:style-name="Strong_20_Emphasis">user-friendly features</text:span>: e.g., remembering login, saving preferences</text:p>
        </text:list-item>
      </text:list>
      <text:p text:style-name="Horizontal_20_Line"/>
      <text:h text:style-name="Heading_20_2" text:outline-level="2">2️⃣ Setting Cookies in PHP</text:h>
      <text:p text:style-name="Text_20_body"><text:span text:style-name="Strong_20_Emphasis">Syntax:</text:span></text:p>
      <text:p text:style-name="P1"><text:span text:style-name="Source_20_Text">setcookie(name, value, expire, path, domain, secure, httponly);</text:span></text:p>
      <text:p text:style-name="Text_20_body"><text:span text:style-name="Strong_20_Emphasis">Parameters:</text:span></text:p>
      <text:list xml:id="list1799308106" text:style-name="L2">
        <text:list-item>
          <text:p text:style-name="P3"><text:span text:style-name="Strong_20_Emphasis">name</text:span> → Cookie name (required)</text:p>
        </text:list-item>
        <text:list-item>
          <text:p text:style-name="P3"><text:span text:style-name="Strong_20_Emphasis">value</text:span> → Cookie value (required)</text:p>
        </text:list-item>
        <text:list-item>
          <text:p text:style-name="P3"><text:span text:style-name="Strong_20_Emphasis">expire</text:span> → Expiration time (Unix timestamp)</text:p>
        </text:list-item>
        <text:list-item>
          <text:p text:style-name="P3"><text:span text:style-name="Strong_20_Emphasis">path</text:span> → Path where cookie is accessible (default: entire website <text:span text:style-name="Source_20_Text">/</text:span>)</text:p>
        </text:list-item>
        <text:list-item>
          <text:p text:style-name="P3"><text:span text:style-name="Strong_20_Emphasis">domain</text:span> → Domain for the cookie</text:p>
        </text:list-item>
        <text:list-item>
          <text:p text:style-name="P3"><text:span text:style-name="Strong_20_Emphasis">secure</text:span> → If true, cookie sent only over HTTPS</text:p>
        </text:list-item>
        <text:list-item>
          <text:p text:style-name="P3"><text:span text:style-name="Strong_20_Emphasis">httponly</text:span> → If true, JavaScript cannot access the cookie</text:p>
        </text:list-item>
      </text:list>
      <text:p text:style-name="Text_20_body"><text:span text:style-name="Strong_20_Emphasis">Important:</text:span></text:p>
      <text:p text:style-name="Quotations"><text:span text:style-name="Source_20_Text">setcookie()</text:span> <text:span text:style-name="Strong_20_Emphasis">must be called before any HTML output</text:span>. Otherwise, it will not work.</text:p>
      <text:p text:style-name="Horizontal_20_Line"/>
      <text:h text:style-name="Heading_20_3" text:outline-level="3"><text:soft-page-break/>Example 1: Simple Cookie Set</text:h>
      <text:p text:style-name="Preformatted_20_Text"><text:span text:style-name="Source_20_Text">&lt;?php</text:span></text:p>
      <text:p text:style-name="Preformatted_20_Text"><text:span text:style-name="Source_20_Text">$cookie_name = "username";</text:span></text:p>
      <text:p text:style-name="Preformatted_20_Text"><text:span text:style-name="Source_20_Text">$cookie_value = "Nirmala";</text:span></text:p>
      <text:p text:style-name="Preformatted_20_Text"/>
      <text:p text:style-name="Preformatted_20_Text"><text:span text:style-name="Source_20_Text">// Set cookie for 1 hour</text:span></text:p>
      <text:p text:style-name="Preformatted_20_Text"><text:span text:style-name="Source_20_Text">setcookie($cookie_name, $cookie_value, time() + 3600, "/");</text:span></text:p>
      <text:p text:style-name="Preformatted_20_Text"/>
      <text:p text:style-name="Preformatted_20_Text"><text:span text:style-name="Source_20_Text">// Check if cookie is set</text:span></text:p>
      <text:p text:style-name="Preformatted_20_Text"><text:span text:style-name="Source_20_Text">if(isset($_COOKIE[$cookie_name])) {</text:span></text:p>
      <text:p text:style-name="Preformatted_20_Text"><text:span text:style-name="Source_20_Text"><text:s text:c="4"/>echo "Cookie '" . $cookie_name . "' already set. Value: " . $_COOKIE[$cookie_name];</text:span></text:p>
      <text:p text:style-name="Preformatted_20_Text"><text:span text:style-name="Source_20_Text">} else {</text:span></text:p>
      <text:p text:style-name="Preformatted_20_Text"><text:span text:style-name="Source_20_Text"><text:s text:c="4"/>echo "Cookie '" . $cookie_name . "' is not set yet!";</text:span></text:p>
      <text:p text:style-name="Preformatted_20_Text"><text:span text:style-name="Source_20_Text">}</text:span></text:p>
      <text:p text:style-name="P1"><text:span text:style-name="Source_20_Text">?&gt;</text:span></text:p>
      <text:h text:style-name="Heading_20_2" text:outline-level="2">3️⃣ Getting Cookies in PHP</text:h>
      <text:p text:style-name="Text_20_body"><text:span text:style-name="Strong_20_Emphasis">Definition:</text:span></text:p>
      <text:p text:style-name="Quotations">Getting a cookie means retrieving the value stored in the browser using PHP. Cookies are accessed via the <text:span text:style-name="Source_20_Text">$_COOKIE</text:span> superglobal array.</text:p>
      <text:h text:style-name="Heading_20_3" text:outline-level="3">Example 2: Get Cookie</text:h>
      <text:p text:style-name="Preformatted_20_Text"><text:span text:style-name="Source_20_Text">&lt;?php</text:span></text:p>
      <text:p text:style-name="Preformatted_20_Text"><text:span text:style-name="Source_20_Text">$cookie_name = "username";</text:span></text:p>
      <text:p text:style-name="Preformatted_20_Text"/>
      <text:p text:style-name="Preformatted_20_Text"><text:span text:style-name="Source_20_Text">if(isset($_COOKIE[$cookie_name])) {</text:span></text:p>
      <text:p text:style-name="Preformatted_20_Text"><text:span text:style-name="Source_20_Text"><text:s text:c="4"/>echo "Welcome back, " . $_COOKIE[$cookie_name] . "!";</text:span></text:p>
      <text:p text:style-name="Preformatted_20_Text"><text:span text:style-name="Source_20_Text">} else {</text:span></text:p>
      <text:p text:style-name="Preformatted_20_Text"><text:span text:style-name="Source_20_Text"><text:s text:c="4"/>echo "Hello, new user!";</text:span></text:p>
      <text:p text:style-name="Preformatted_20_Text"><text:span text:style-name="Source_20_Text">}</text:span></text:p>
      <text:p text:style-name="P1"><text:span text:style-name="Source_20_Text">?&gt;</text:span></text:p>
      <text:h text:style-name="Heading_20_2" text:outline-level="2">4️⃣ Deleting Cookies in PHP</text:h>
      <text:p text:style-name="Text_20_body"><text:span text:style-name="Strong_20_Emphasis">Definition:</text:span></text:p>
      <text:p text:style-name="Quotations">Deleting a cookie means removing it from the browser. In PHP, cookies are deleted by setting their <text:span text:style-name="Strong_20_Emphasis">expiration time to a past date</text:span>.</text:p>
      <text:h text:style-name="Heading_20_3" text:outline-level="3">Example 3: Delete Cookie</text:h>
      <text:p text:style-name="Preformatted_20_Text"><text:span text:style-name="Source_20_Text">&lt;?php</text:span></text:p>
      <text:p text:style-name="Preformatted_20_Text"><text:span text:style-name="Source_20_Text">$cookie_name = "username";</text:span></text:p>
      <text:p text:style-name="Preformatted_20_Text"><text:span text:style-name="Source_20_Text"/></text:p>
      <text:p text:style-name="Preformatted_20_Text"><text:span text:style-name="Source_20_Text">setcookie($cookie_name, "", time() - 3600, "/");</text:span></text:p>
      <text:p text:style-name="Preformatted_20_Text"/>
      <text:p text:style-name="Preformatted_20_Text"><text:span text:style-name="Source_20_Text">echo "Cookie '" . $cookie_name . "' has been deleted.";</text:span></text:p>
      <text:p text:style-name="P1"><text:span text:style-name="Source_20_Text">?&gt;</text:span></text:p>
      <text:h text:style-name="Heading_20_2" text:outline-level="2"><text:soft-page-break/>5️⃣ Full Example – Set, Get, Delete Together</text:h>
      <text:p text:style-name="Preformatted_20_Text"><text:span text:style-name="Source_20_Text">&lt;?php</text:span></text:p>
      <text:p text:style-name="Preformatted_20_Text"><text:span text:style-name="Source_20_Text">$cookie_name = "username";</text:span></text:p>
      <text:p text:style-name="Preformatted_20_Text"><text:span text:style-name="Source_20_Text">$cookie_value = "Nirmala";</text:span></text:p>
      <text:p text:style-name="Preformatted_20_Text"/>
      <text:p text:style-name="Preformatted_20_Text"><text:span text:style-name="Source_20_Text">// Set Cookie</text:span></text:p>
      <text:p text:style-name="Preformatted_20_Text"><text:span text:style-name="Source_20_Text">setcookie($cookie_name, $cookie_value, time() + 3600, "/");</text:span></text:p>
      <text:p text:style-name="Preformatted_20_Text"/>
      <text:p text:style-name="Preformatted_20_Text"><text:span text:style-name="Source_20_Text">// Get Cookie</text:span></text:p>
      <text:p text:style-name="Preformatted_20_Text"><text:span text:style-name="Source_20_Text">if(isset($_COOKIE[$cookie_name])) {</text:span></text:p>
      <text:p text:style-name="Preformatted_20_Text"><text:span text:style-name="Source_20_Text"><text:s text:c="4"/>echo "Cookie Value: " . $_COOKIE[$cookie_name] . "&lt;br&gt;";</text:span></text:p>
      <text:p text:style-name="Preformatted_20_Text"><text:span text:style-name="Source_20_Text">} else {</text:span></text:p>
      <text:p text:style-name="Preformatted_20_Text"><text:span text:style-name="Source_20_Text"><text:s text:c="4"/>echo "Cookie not set yet.&lt;br&gt;"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Delete Cookie</text:span></text:p>
      <text:p text:style-name="Preformatted_20_Text"><text:span text:style-name="Source_20_Text">setcookie($cookie_name, "", time() - 3600, "/");</text:span></text:p>
      <text:p text:style-name="Preformatted_20_Text"><text:span text:style-name="Source_20_Text">echo "Cookie deleted!";</text:span></text:p>
      <text:p text:style-name="P1"><text:span text:style-name="Source_20_Text">?&gt;</text:span></text:p>
      <text:p text:style-name="Text_20_body"><text:span text:style-name="Strong_20_Emphasis">Explanation:</text:span></text:p>
      <text:list xml:id="list1896697706" text:style-name="L6">
        <text:list-item>
          <text:p text:style-name="P7">First, cookie is set</text:p>
        </text:list-item>
        <text:list-item>
          <text:p text:style-name="P7">Then, cookie value is retrieved</text:p>
        </text:list-item>
        <text:list-item>
          <text:p text:style-name="P7">Finally, cookie is deleted</text:p>
        </text:list-item>
      </text:list>
      <text:p text:style-name="Horizontal_20_Line"/>
      <text:h text:style-name="Heading_20_2" text:outline-level="2">✅ Summary – Cookies in PHP</text:h>
      <text:list xml:id="list4087991671" text:style-name="L7">
        <text:list-item>
          <text:p text:style-name="P8"><text:span text:style-name="Strong_20_Emphasis">Cookies</text:span> store user-specific data in the browser.</text:p>
        </text:list-item>
        <text:list-item>
          <text:p text:style-name="P8"><text:span text:style-name="Strong_20_Emphasis">Set a cookie</text:span> using <text:span text:style-name="Source_20_Text">setcookie()</text:span> before HTML output.</text:p>
        </text:list-item>
        <text:list-item>
          <text:p text:style-name="P8"><text:span text:style-name="Strong_20_Emphasis">Get a cookie</text:span> using the <text:span text:style-name="Source_20_Text">$_COOKIE</text:span> superglobal array.</text:p>
        </text:list-item>
        <text:list-item>
          <text:p text:style-name="P8"><text:span text:style-name="Strong_20_Emphasis">Delete a cookie</text:span> by setting expiration time in the past.</text:p>
        </text:list-item>
        <text:list-item>
          <text:p text:style-name="P8"><text:span text:style-name="Strong_20_Emphasis">Best Practices:</text:span></text:p>
          <text:list>
            <text:list-item>
              <text:p text:style-name="P8">Avoid storing sensitive info (like passwords)</text:p>
            </text:list-item>
            <text:list-item>
              <text:p text:style-name="P8">Set proper expiration times</text:p>
            </text:list-item>
            <text:list-item>
              <text:p text:style-name="P8">Use <text:span text:style-name="Source_20_Text">secure</text:span> and <text:span text:style-name="Source_20_Text">httponly</text:span> flags for security</text:p>
            </text:list-item>
          </text:list>
        </text:list-item>
      </text:list>
      <text:p text:style-name="Quotations">Cookies are very useful for <text:span text:style-name="Strong_20_Emphasis">user experience</text:span>, like remembering login, preferences, or keeping shopping carts intact.</text:p>
      <text:p text:style-name="Horizontal_20_Line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0-11T16:28:53.285000000</meta:creation-date>
    <dc:date>2025-10-11T18:20:00.381000000</dc:date>
    <meta:editing-duration>PT39M24S</meta:editing-duration>
    <meta:editing-cycles>2</meta:editing-cycles>
    <meta:generator>Neat_Office/6.2.8.2$Windows_x86 LibreOffice_project/</meta:generator>
    <meta:document-statistic meta:table-count="0" meta:image-count="0" meta:object-count="0" meta:page-count="3" meta:paragraph-count="87" meta:word-count="497" meta:character-count="3086" meta:non-whitespace-character-count="2672"/>
  </office:meta>
</office:document-meta>
</file>